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ierwszy</text:p>
          </table:table-cell>
          <table:table-cell office:value-type="string" calcext:value-type="string">
            <text:p>Ostatni</text:p>
          </table:table-cell>
          <table:table-cell office:value-type="string" calcext:value-type="string">
            <text:p>Losowy</text:p>
          </table:table-cell>
          <table:table-cell office:value-type="string" calcext:value-type="string">
            <text:p>Środkowy</text:p>
          </table:table-cell>
          <table:table-cell office:value-type="string" calcext:value-type="string">
            <text:p>Mediana z trze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3266" calcext:value-type="float">
            <text:p>0,0326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2333" calcext:value-type="float">
            <text:p>0,012333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56" calcext:value-type="float">
            <text:p>0,3656</text:p>
          </table:table-cell>
          <table:table-cell office:value-type="float" office:value="0.34333" calcext:value-type="float">
            <text:p>0,34333</text:p>
          </table:table-cell>
          <table:table-cell office:value-type="float" office:value="0.38666" calcext:value-type="float">
            <text:p>0,38666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113667" calcext:value-type="float">
            <text:p>0,113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076" calcext:value-type="float">
            <text:p>1,6076</text:p>
          </table:table-cell>
          <table:table-cell office:value-type="float" office:value="1.10067" calcext:value-type="float">
            <text:p>1,10067</text:p>
          </table:table-cell>
          <table:table-cell office:value-type="float" office:value="1.30567" calcext:value-type="float">
            <text:p>1,30567</text:p>
          </table:table-cell>
          <table:table-cell office:value-type="float" office:value="0.68333" calcext:value-type="float">
            <text:p>0,68333</text:p>
          </table:table-cell>
          <table:table-cell office:value-type="float" office:value="0.60733" calcext:value-type="float">
            <text:p>0,607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406" calcext:value-type="float">
            <text:p>1,4406</text:p>
          </table:table-cell>
          <table:table-cell office:value-type="float" office:value="1.48567" calcext:value-type="float">
            <text:p>1,48567</text:p>
          </table:table-cell>
          <table:table-cell office:value-type="float" office:value="1.52533" calcext:value-type="float">
            <text:p>1,52533</text:p>
          </table:table-cell>
          <table:table-cell office:value-type="float" office:value="1.39167" calcext:value-type="float">
            <text:p>1,39167</text:p>
          </table:table-cell>
          <table:table-cell office:value-type="float" office:value="1.25033" calcext:value-type="float">
            <text:p>1,250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364" calcext:value-type="float">
            <text:p>7,364</text:p>
          </table:table-cell>
          <table:table-cell office:value-type="float" office:value="7.232" calcext:value-type="float">
            <text:p>7,232</text:p>
          </table:table-cell>
          <table:table-cell office:value-type="float" office:value="8.33433" calcext:value-type="float">
            <text:p>8,33433</text:p>
          </table:table-cell>
          <table:table-cell office:value-type="float" office:value="7.38" calcext:value-type="float">
            <text:p>7,38</text:p>
          </table:table-cell>
          <table:table-cell office:value-type="float" office:value="6.57433" calcext:value-type="float">
            <text:p>6,574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.005" calcext:value-type="float">
            <text:p>15,005</text:p>
          </table:table-cell>
          <table:table-cell office:value-type="float" office:value="14.9503" calcext:value-type="float">
            <text:p>14,9503</text:p>
          </table:table-cell>
          <table:table-cell office:value-type="float" office:value="17.263" calcext:value-type="float">
            <text:p>17,263</text:p>
          </table:table-cell>
          <table:table-cell office:value-type="float" office:value="14.9877" calcext:value-type="float">
            <text:p>14,9877</text:p>
          </table:table-cell>
          <table:table-cell office:value-type="float" office:value="13.436" calcext:value-type="float">
            <text:p>13,4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6.3787" calcext:value-type="float">
            <text:p>46,3787</text:p>
          </table:table-cell>
          <table:table-cell office:value-type="float" office:value="46.9187" calcext:value-type="float">
            <text:p>46,9187</text:p>
          </table:table-cell>
          <table:table-cell office:value-type="float" office:value="54.5173" calcext:value-type="float">
            <text:p>54,5173</text:p>
          </table:table-cell>
          <table:table-cell office:value-type="float" office:value="46.4457" calcext:value-type="float">
            <text:p>46,4457</text:p>
          </table:table-cell>
          <table:table-cell office:value-type="float" office:value="42.4643" calcext:value-type="float">
            <text:p>42,464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8.646" calcext:value-type="float">
            <text:p>78,646</text:p>
          </table:table-cell>
          <table:table-cell office:value-type="float" office:value="78.8997" calcext:value-type="float">
            <text:p>78,8997</text:p>
          </table:table-cell>
          <table:table-cell office:value-type="float" office:value="90.7563" calcext:value-type="float">
            <text:p>90,7563</text:p>
          </table:table-cell>
          <table:table-cell office:value-type="float" office:value="78.272" calcext:value-type="float">
            <text:p>78,272</text:p>
          </table:table-cell>
          <table:table-cell office:value-type="float" office:value="73.1447" calcext:value-type="float">
            <text:p>73,1447</text:p>
          </table:table-cell>
        </table:table-row>
        <table:table-row table:style-name="ro1">
          <table:table-cell/>
          <table:table-cell office:value-type="float" office:value="126.18" calcext:value-type="float">
            <text:p>126,18</text:p>
          </table:table-cell>
          <table:table-cell office:value-type="float" office:value="127.812" calcext:value-type="float">
            <text:p>127,812</text:p>
          </table:table-cell>
          <table:table-cell office:value-type="float" office:value="148.93" calcext:value-type="float">
            <text:p>148,93</text:p>
          </table:table-cell>
          <table:table-cell office:value-type="float" office:value="129.781" calcext:value-type="float">
            <text:p>129,781</text:p>
          </table:table-cell>
          <table:table-cell office:value-type="float" office:value="121.15" calcext:value-type="float">
            <text:p>121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05:28.795949761</meta:creation-date>
    <dc:date>2015-04-16T11:15:24.325785545</dc:date>
    <meta:editing-duration>PT3M15S</meta:editing-duration>
    <meta:editing-cycles>2</meta:editing-cycles>
    <meta:generator>LibreOffice/4.2.7.2$Linux_X86_64 LibreOffice_project/420m0$Build-2</meta:generator>
    <meta:document-statistic meta:table-count="1" meta:cell-count="59" meta:object-count="0"/>
  </office:meta>
</office:document-meta>
</file>